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ocs.google.com/spreadsheets/d/1rGMN_VtYzXUwqAIP7x-UyAPZfGPyZeKoTNGIFoJ4fr8/edit#gid=0" text:style-name="Internet_20_link" text:visited-style-name="Visited_20_Internet_20_Link">https://docs.google.com/spreadsheets/d/1rGMN_VtYzXUwqAIP7x-UyAPZfGPyZeKoTNGIFoJ4fr8/edit#gid=0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9:20:20.900455545</meta:creation-date>
    <dc:date>2020-01-20T09:20:42.060137744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94" meta:non-whitespace-character-count="94"/>
    <meta:generator>LibreOffice/6.0.7.3$Linux_X86_64 LibreOffice_project/00m0$Build-3</meta:generator>
  </office:meta>
</office:document-meta>
</file>